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5.34pt" svg:y="369.35pt">
            <draw:object draw:notify-on-update-of-ranges="Sheet1.A4:Sheet1.A4 Sheet1.A20:Sheet1.A24 Sheet1.A2:Sheet1.A2 Sheet1.B4:Sheet1.B8 Sheet1.A10:Sheet1.A10 Sheet1.B12:Sheet1.B16 Sheet1.A18:Sheet1.A18 Sheet1.B20:Sheet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6.2pt" svg:y="367.31pt">
            <draw:object draw:notify-on-update-of-ranges="Sheet1.A20:Sheet1.A24 Sheet1.A2:Sheet1.A2 Sheet1.E4:Sheet1.E8 Sheet1.A10:Sheet1.A10 Sheet1.E12:Sheet1.E16 Sheet1.A18:Sheet1.A18 Sheet1.E20:Sheet1.E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emand Paging: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re-Paging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FIFO:</text:p>
          </table:table-cell>
          <table:table-cell table:number-columns-repeated="2"/>
          <table:table-cell table:style-name="ce2" office:value-type="string" calcext:value-type="string">
            <text:p>FIFO:</text:p>
          </table:table-cell>
          <table:table-cell/>
        </table:table-row>
        <table:table-row table:style-name="ro3"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  <table:table-cell/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6383" calcext:value-type="float">
            <text:p>186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09" calcext:value-type="float">
            <text:p>10240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6960" calcext:value-type="float">
            <text:p>1469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221" calcext:value-type="float">
            <text:p>10022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7229" calcext:value-type="float">
            <text:p>1272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6217" calcext:value-type="float">
            <text:p>10621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2340" calcext:value-type="float">
            <text:p>1223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0077" calcext:value-type="float">
            <text:p>12007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32600" calcext:value-type="float">
            <text:p>1326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7230" calcext:value-type="float">
            <text:p>177230</text:p>
          </table:table-cell>
        </table:table-row>
        <table:table-row table:style-name="ro3">
          <table:table-cell table:number-columns-repeated="5"/>
        </table:table-row>
        <table:table-row table:style-name="ro2">
          <table:table-cell table:style-name="ce2" office:value-type="string" calcext:value-type="string">
            <text:p>LRU:</text:p>
          </table:table-cell>
          <table:table-cell table:number-columns-repeated="2"/>
          <table:table-cell table:style-name="ce2" office:value-type="string" calcext:value-type="string">
            <text:p>LRU:</text:p>
          </table:table-cell>
          <table:table-cell/>
        </table:table-row>
        <table:table-row table:style-name="ro3"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  <table:table-cell/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5063" calcext:value-type="float">
            <text:p>1850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933" calcext:value-type="float">
            <text:p>9993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8732" calcext:value-type="float">
            <text:p>1387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161" calcext:value-type="float">
            <text:p>9516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5554" calcext:value-type="float">
            <text:p>1155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952" calcext:value-type="float">
            <text:p>9395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3414" calcext:value-type="float">
            <text:p>1034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2817" calcext:value-type="float">
            <text:p>9281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8712" calcext:value-type="float">
            <text:p>987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2106" calcext:value-type="float">
            <text:p>112106</text:p>
          </table:table-cell>
        </table:table-row>
        <table:table-row table:style-name="ro3">
          <table:table-cell table:number-columns-repeated="5"/>
        </table:table-row>
        <table:table-row table:style-name="ro2">
          <table:table-cell table:style-name="ce2" office:value-type="string" calcext:value-type="string">
            <text:p>Clock:</text:p>
          </table:table-cell>
          <table:table-cell table:number-columns-repeated="2"/>
          <table:table-cell table:style-name="ce2" office:value-type="string" calcext:value-type="string">
            <text:p>Clock:</text:p>
          </table:table-cell>
          <table:table-cell/>
        </table:table-row>
        <table:table-row table:style-name="ro3"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  <table:table-cell/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4891" calcext:value-type="float">
            <text:p>1848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838" calcext:value-type="float">
            <text:p>9983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8530" calcext:value-type="float">
            <text:p>1385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349" calcext:value-type="float">
            <text:p>9434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5511" calcext:value-type="float">
            <text:p>1155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750" calcext:value-type="float">
            <text:p>9375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4581" calcext:value-type="float">
            <text:p>1045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303" calcext:value-type="float">
            <text:p>98303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10045" calcext:value-type="float">
            <text:p>1100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0793" calcext:value-type="float">
            <text:p>260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0:37:09.225600926</meta:creation-date>
    <dc:date>2018-04-15T22:10:28.675016922</dc:date>
    <meta:editing-duration>PT1H5M38S</meta:editing-duration>
    <meta:editing-cycles>4</meta:editing-cycles>
    <meta:generator>LibreOffice/5.4.5.1$Linux_X86_64 LibreOffice_project/40m0$Build-1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Demand Paging</text:p>
        </chart:title>
        <chart:legend chart:legend-position="end" svg:x="13.677cm" svg:y="3.703cm" style:legend-expansion="high" chart:style-name="ch3"/>
        <chart:plot-area chart:style-name="ch4" table:cell-range-address="Sheet1.A4:Sheet1.A4 Sheet1.A20:Sheet1.B24 Sheet1.A2:Sheet1.A2 Sheet1.B4:Sheet1.B8 Sheet1.A10:Sheet1.A10 Sheet1.B12:Sheet1.B16 Sheet1.A18:Sheet1.A18" chart:data-source-has-labels="both" svg:x="1.331cm" svg:y="1.275cm" svg:width="12.026cm" svg:height="6.564cm">
          <chartooo:coordinate-region svg:x="2.508cm" svg:y="1.474cm" svg:width="10.477cm" svg:height="5.718cm"/>
          <chart:axis chart:dimension="x" chart:name="primary-x" chart:style-name="ch5" chartooo:axis-type="auto">
            <chartooo:date-scale/>
            <chart:title svg:x="6.546cm" svg:y="8.019cm" chart:style-name="ch6">
              <text:p>Page Size</text:p>
            </chart:title>
            <chart:categories table:cell-range-address="Sheet1.A20:Sheet1.A24"/>
          </chart:axis>
          <chart:axis chart:dimension="y" chart:name="primary-y" chart:style-name="ch5">
            <chart:title svg:x="0.451cm" svg:y="5.104cm" chart:style-name="ch7">
              <text:p>Swaps</text:p>
            </chart:title>
            <chart:grid chart:style-name="ch8" chart:class="major"/>
          </chart:axis>
          <chart:series chart:style-name="ch9" chart:values-cell-range-address="Sheet1.B4:Sheet1.B8" chart:label-cell-address="Sheet1.A2:Sheet1.A2" chart:class="chart:line">
            <chart:data-point chart:repeated="5"/>
          </chart:series>
          <chart:series chart:style-name="ch10" chart:values-cell-range-address="Sheet1.B12:Sheet1.B16" chart:label-cell-address="Sheet1.A10:Sheet1.A10" chart:class="chart:line">
            <chart:data-point chart:repeated="5"/>
          </chart:series>
          <chart:series chart:style-name="ch11" chart:values-cell-range-address="Sheet1.B20:Sheet1.B24" chart:label-cell-address="Sheet1.A18:Sheet1.A1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:</text:p>
                <draw:g>
                  <svg:desc>Sheet1.A2:Sheet1.A2</svg:desc>
                </draw:g>
              </table:table-cell>
              <table:table-cell office:value-type="string">
                <text:p>LRU:</text:p>
                <draw:g>
                  <svg:desc>Sheet1.A10:Sheet1.A10</svg:desc>
                </draw:g>
              </table:table-cell>
              <table:table-cell office:value-type="string">
                <text:p>Clock:</text:p>
                <draw:g>
                  <svg:desc>Sheet1.A18:Sheet1.A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0:Sheet1.A24</svg:desc>
                </draw:g>
              </table:table-cell>
              <table:table-cell office:value-type="float" office:value="186383">
                <text:p>186383</text:p>
                <draw:g>
                  <svg:desc>Sheet1.B4:Sheet1.B8</svg:desc>
                </draw:g>
              </table:table-cell>
              <table:table-cell office:value-type="float" office:value="185063">
                <text:p>185063</text:p>
                <draw:g>
                  <svg:desc>Sheet1.B12:Sheet1.B16</svg:desc>
                </draw:g>
              </table:table-cell>
              <table:table-cell office:value-type="float" office:value="184891">
                <text:p>184891</text:p>
                <draw:g>
                  <svg:desc>Sheet1.B20:Sheet1.B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6960">
                <text:p>146960</text:p>
              </table:table-cell>
              <table:table-cell office:value-type="float" office:value="138732">
                <text:p>138732</text:p>
              </table:table-cell>
              <table:table-cell office:value-type="float" office:value="138530">
                <text:p>1385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7229">
                <text:p>127229</text:p>
              </table:table-cell>
              <table:table-cell office:value-type="float" office:value="115554">
                <text:p>115554</text:p>
              </table:table-cell>
              <table:table-cell office:value-type="float" office:value="115511">
                <text:p>1155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2340">
                <text:p>122340</text:p>
              </table:table-cell>
              <table:table-cell office:value-type="float" office:value="103414">
                <text:p>103414</text:p>
              </table:table-cell>
              <table:table-cell office:value-type="float" office:value="104581">
                <text:p>1045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2600">
                <text:p>132600</text:p>
              </table:table-cell>
              <table:table-cell office:value-type="float" office:value="98712">
                <text:p>98712</text:p>
              </table:table-cell>
              <table:table-cell office:value-type="float" office:value="110045">
                <text:p>110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19cm" svg:y="0.316cm" chart:style-name="ch2">
          <text:p>Pre-Paging</text:p>
        </chart:title>
        <chart:legend chart:legend-position="end" svg:x="13.677cm" svg:y="3.703cm" style:legend-expansion="high" chart:style-name="ch3"/>
        <chart:plot-area chart:style-name="ch4" table:cell-range-address="Sheet1.A20:Sheet1.A24 Sheet1.A2:Sheet1.A2 Sheet1.E4:Sheet1.E8 Sheet1.A10:Sheet1.A10 Sheet1.E12:Sheet1.E16 Sheet1.A18:Sheet1.A18 Sheet1.E20:Sheet1.E24" chart:data-source-has-labels="both" svg:x="1.331cm" svg:y="1.275cm" svg:width="12.026cm" svg:height="6.564cm">
          <chartooo:coordinate-region svg:x="2.693cm" svg:y="1.474cm" svg:width="10.477cm" svg:height="5.718cm"/>
          <chart:axis chart:dimension="x" chart:name="primary-x" chart:style-name="ch5" chartooo:axis-type="auto">
            <chartooo:date-scale/>
            <chart:title svg:x="6.546cm" svg:y="8.019cm" chart:style-name="ch6">
              <text:p>Page Size</text:p>
            </chart:title>
            <chart:categories table:cell-range-address="Sheet1.A20:Sheet1.A24"/>
          </chart:axis>
          <chart:axis chart:dimension="y" chart:name="primary-y" chart:style-name="ch5">
            <chart:title svg:x="0.451cm" svg:y="5.104cm" chart:style-name="ch7">
              <text:p>Swaps</text:p>
            </chart:title>
            <chart:grid chart:style-name="ch8" chart:class="major"/>
          </chart:axis>
          <chart:series chart:style-name="ch9" chart:values-cell-range-address="Sheet1.E4:Sheet1.E8" chart:label-cell-address="Sheet1.A2:Sheet1.A2" chart:class="chart:line">
            <chart:data-point chart:repeated="5"/>
          </chart:series>
          <chart:series chart:style-name="ch10" chart:values-cell-range-address="Sheet1.E12:Sheet1.E16" chart:label-cell-address="Sheet1.A10:Sheet1.A10" chart:class="chart:line">
            <chart:data-point chart:repeated="5"/>
          </chart:series>
          <chart:series chart:style-name="ch11" chart:values-cell-range-address="Sheet1.E20:Sheet1.E24" chart:label-cell-address="Sheet1.A18:Sheet1.A1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:</text:p>
                <draw:g>
                  <svg:desc>Sheet1.A2:Sheet1.A2</svg:desc>
                </draw:g>
              </table:table-cell>
              <table:table-cell office:value-type="string">
                <text:p>LRU:</text:p>
                <draw:g>
                  <svg:desc>Sheet1.A10:Sheet1.A10</svg:desc>
                </draw:g>
              </table:table-cell>
              <table:table-cell office:value-type="string">
                <text:p>Clock:</text:p>
                <draw:g>
                  <svg:desc>Sheet1.A18:Sheet1.A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0:Sheet1.A24</svg:desc>
                </draw:g>
              </table:table-cell>
              <table:table-cell office:value-type="float" office:value="102409">
                <text:p>102409</text:p>
                <draw:g>
                  <svg:desc>Sheet1.E4:Sheet1.E8</svg:desc>
                </draw:g>
              </table:table-cell>
              <table:table-cell office:value-type="float" office:value="99933">
                <text:p>99933</text:p>
                <draw:g>
                  <svg:desc>Sheet1.E12:Sheet1.E16</svg:desc>
                </draw:g>
              </table:table-cell>
              <table:table-cell office:value-type="float" office:value="99838">
                <text:p>99838</text:p>
                <draw:g>
                  <svg:desc>Sheet1.E20:Sheet1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221">
                <text:p>100221</text:p>
              </table:table-cell>
              <table:table-cell office:value-type="float" office:value="95161">
                <text:p>95161</text:p>
              </table:table-cell>
              <table:table-cell office:value-type="float" office:value="94349">
                <text:p>943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6217">
                <text:p>106217</text:p>
              </table:table-cell>
              <table:table-cell office:value-type="float" office:value="93952">
                <text:p>93952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0077">
                <text:p>120077</text:p>
              </table:table-cell>
              <table:table-cell office:value-type="float" office:value="92817">
                <text:p>92817</text:p>
              </table:table-cell>
              <table:table-cell office:value-type="float" office:value="98303">
                <text:p>98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7230">
                <text:p>177230</text:p>
              </table:table-cell>
              <table:table-cell office:value-type="float" office:value="112106">
                <text:p>112106</text:p>
              </table:table-cell>
              <table:table-cell office:value-type="float" office:value="260793">
                <text:p>2607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